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OpenSymbol" svg:font-family="OpenSymbol"/>
    <style:font-face style:name="NPSPVP+TimesNewRomanPSMT" svg:font-family="NPSPVP+TimesNewRomanPSMT" style:font-family-generic="swiss"/>
    <style:font-face style:name="WCRZIU+TimesNewRomanPS-ItalicMT" svg:font-family="WCRZIU+TimesNewRomanPS-Italic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NPSPVP+TimesNewRomanPSMT" fo:font-size="10pt" style:font-name-asian="NPSPVP+TimesNewRomanPSMT" style:font-size-asian="10pt" style:font-name-complex="NPSPVP+TimesNewRomanPSMT" style:font-size-complex="10pt"/>
    </style:style>
    <style:style style:name="P2" style:family="paragraph" style:parent-style-name="Standard" style:list-style-name="L4">
      <style:paragraph-properties fo:text-align="start" style:justify-single-word="false" style:text-autospace="none"/>
      <style:text-properties style:font-name="NPSPVP+TimesNewRomanPSMT" fo:font-size="10pt" style:font-name-asian="NPSPVP+TimesNewRomanPSMT" style:font-size-asian="10pt" style:font-name-complex="NPSPVP+TimesNewRomanPSMT" style:font-size-complex="10pt"/>
    </style:style>
    <style:style style:name="P3" style:family="paragraph" style:parent-style-name="Standard" style:list-style-name="L5">
      <style:paragraph-properties fo:text-align="start" style:justify-single-word="false" style:text-autospace="none"/>
      <style:text-properties style:font-name="NPSPVP+TimesNewRomanPSMT" fo:font-size="10pt" style:font-name-asian="NPSPVP+TimesNewRomanPSMT" style:font-size-asian="10pt" style:font-name-complex="NPSPVP+TimesNewRomanPSMT" style:font-size-complex="10pt"/>
    </style:style>
    <style:style style:name="P4" style:family="paragraph" style:parent-style-name="Standard" style:list-style-name="L5">
      <style:paragraph-properties fo:text-align="start" style:justify-single-word="false" style:text-autospace="none"/>
      <style:text-properties style:font-name="NPSPVP+TimesNewRomanPSMT" fo:font-size="10pt" fo:font-weight="bold" style:font-name-asian="NPSPVP+TimesNewRomanPSMT" style:font-size-asian="10pt" style:font-weight-asian="bold" style:font-name-complex="NPSPVP+TimesNewRomanPSMT" style:font-size-complex="10pt" style:font-weight-complex="bold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NPSPVP+TimesNewRomanPSMT" fo:font-size="16pt" style:font-name-asian="NPSPVP+TimesNewRomanPSMT" style:font-size-asian="16pt" style:font-name-complex="NPSPVP+TimesNewRomanPSMT" style:font-size-complex="16pt"/>
    </style:style>
    <style:style style:name="P6" style:family="paragraph" style:parent-style-name="Standard" style:list-style-name="">
      <style:paragraph-properties style:text-autospace="none"/>
    </style:style>
    <style:style style:name="P7" style:family="paragraph" style:parent-style-name="Standard">
      <style:paragraph-properties fo:text-align="start" style:justify-single-word="false" style:text-autospace="none"/>
    </style:style>
    <style:style style:name="P8" style:family="paragraph" style:parent-style-name="Standard" style:list-style-name="L3">
      <style:paragraph-properties fo:text-align="start" style:justify-single-word="false" style:text-autospace="none"/>
    </style:style>
    <style:style style:name="P9" style:family="paragraph" style:parent-style-name="Standard" style:list-style-name="L5">
      <style:paragraph-properties fo:margin-left="0.9846in" fo:margin-right="0in" fo:text-align="start" style:justify-single-word="false" fo:text-indent="-0.25in" style:auto-text-indent="false" style:text-autospace="none"/>
      <style:text-properties style:font-name="NPSPVP+TimesNewRomanPSMT" fo:font-size="10pt" style:font-name-asian="NPSPVP+TimesNewRomanPSMT" style:font-size-asian="10pt" style:font-name-complex="NPSPVP+TimesNewRomanPSMT" style:font-size-complex="10pt"/>
    </style:style>
    <style:style style:name="T1" style:family="text">
      <style:text-properties style:font-name="WCRZIU+TimesNewRomanPS-ItalicMT" style:font-name-asian="WCRZIU+TimesNewRomanPS-ItalicMT" style:font-name-complex="WCRZIU+TimesNewRomanPS-ItalicMT"/>
    </style:style>
    <style:style style:name="T2" style:family="text">
      <style:text-properties style:font-name="NPSPVP+TimesNewRomanPSMT" fo:font-size="10pt" style:font-name-asian="NPSPVP+TimesNewRomanPSMT" style:font-size-asian="10pt" style:font-name-complex="NPSPVP+TimesNewRomanPSMT" style:font-size-complex="10pt"/>
    </style:style>
    <style:style style:name="T3" style:family="text">
      <style:text-properties style:font-name="NPSPVP+TimesNewRomanPSMT" fo:font-size="10pt" fo:font-weight="bold" style:font-name-asian="NPSPVP+TimesNewRomanPSMT" style:font-size-asian="10pt" style:font-weight-asian="bold" style:font-name-complex="NPSPVP+TimesNewRomanPSMT" style:font-size-complex="10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text:list-style style:name="L1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</text:p>
      <text:p text:style-name="P5">CSCI 330 Exam 1 Study Guide</text:p>
      <text:p text:style-name="P1"><text:s/>True/False questions all relevant topics.</text:p>
      <text:p text:style-name="P1">TLAs (2 pts each)</text:p>
      <text:p text:style-name="P1">1. <text:span text:style-name="T5">TLA</text:span> ________________________three letter acronym________________________</text:p>
      <text:p text:style-name="P1">2. <text:span text:style-name="T5">SIT</text:span> ________________________________________________</text:p>
      <text:p text:style-name="P1">3. <text:span text:style-name="T5">COTS</text:span> ________________________________________________</text:p>
      <text:p text:style-name="P1">4. <text:span text:style-name="T5">ADT</text:span> _____________________abstract data type___________________________</text:p>
      <text:p text:style-name="P1">5. <text:span text:style-name="T5">CMM</text:span> ________________________________________________</text:p>
      <text:p text:style-name="P1">6. <text:span text:style-name="T5">V&amp;V</text:span> ______________________validation and verification__________________________</text:p>
      <text:p text:style-name="P1">7. <text:span text:style-name="T5">UML</text:span> ______________________unified modeling language__________________________</text:p>
      <text:p text:style-name="P1">8. <text:span text:style-name="T5">XP</text:span> _________________________extreme programming_______________________</text:p>
      <text:p text:style-name="P1">9. <text:span text:style-name="T5">UP</text:span> ________________________unified process________________________</text:p>
      <text:p text:style-name="P1">10. <text:span text:style-name="T5">ACM</text:span> _____________________association for computing and machinery___________________________</text:p>
      <text:p text:style-name="P1">11. <text:span text:style-name="T5">SEI</text:span> ______________________software engineering institutde__________________________</text:p>
      <text:p text:style-name="P1">12. <text:span text:style-name="T5">ISO</text:span> ______________________internationa standards organization__________________________</text:p>
      <text:p text:style-name="P1">13. <text:span text:style-name="T5">CASE</text:span> _____________________computer aided software engineering___________________________</text:p>
      <text:p text:style-name="P1">14. <text:span text:style-name="T5">KLOC</text:span> _____________________thousands of lines of code___________________________</text:p>
      <text:p text:style-name="P1">15. <text:span text:style-name="T5">API</text:span> ________________________application programming interface________________________</text:p>
      <text:p text:style-name="P1">16. <text:span text:style-name="T5">IEEE</text:span> ____________institute of electrical and electronics engineers_________________________</text:p>
      <text:p text:style-name="P1">17. <text:span text:style-name="T5">TDD</text:span> _______________________test driven development_________________________</text:p>
      <text:p text:style-name="P1">18. <text:span text:style-name="T5">LOC</text:span> ________________________lines of code________________________</text:p>
      <text:p text:style-name="P1">19. <text:span text:style-name="T5">CABTAB</text:span> ____________________code a bit, test a bit____________________________</text:p>
      <text:p text:style-name="P1">20. <text:span text:style-name="T5">YAGNI</text:span> ______________________you aint going to need it__________________________</text:p>
      <text:p text:style-name="P1"/>
      <text:p text:style-name="P1">Term Definitions: Define each term (1 to 2 sentences).</text:p>
      <text:p text:style-name="P1">1. <text:span text:style-name="T5">Client</text:span> – person with the money requesting a product</text:p>
      <text:p text:style-name="P1">2. <text:span text:style-name="T5">Developer</text:span> – person who goes gathers requirements and creates a product</text:p>
      <text:p text:style-name="P1">3. <text:span text:style-name="T5">User</text:span> – person who is the end user of the product</text:p>
      <text:p text:style-name="P1">4. <text:span text:style-name="T5">Scenario</text:span> – specific concrete example of how a user might use your product, step-by-step</text:p>
      <text:p text:style-name="P1">5. <text:span text:style-name="T5">Use</text:span> <text:span text:style-name="T5">case</text:span> – a general model for how a function will work within the product (a feature)</text:p>
      <text:p text:style-name="P1">6. <text:span text:style-name="T5">Verification</text:span> – doing things right (blackbox)</text:p>
      <text:p text:style-name="P1">7. <text:span text:style-name="T5">Validation</text:span> – doing the right thing (whitebox)</text:p>
      <text:p text:style-name="P1">8. <text:span text:style-name="T5">Traceability</text:span> – being able to trace an activity back in time to a requirement gathered from client</text:p>
      <text:p text:style-name="P1">9. <text:span text:style-name="T5">Quality</text:span> – value and/or usefulness of a thing</text:p>
      <text:p text:style-name="P1">10. <text:span text:style-name="T5">“git</text:span> <text:span text:style-name="T5">commit”-</text:span> commits changes to local clone before a push is performed</text:p>
      <text:p text:style-name="P1">11. <text:span text:style-name="T5">“git</text:span> <text:span text:style-name="T5">pull”</text:span> - grabs from the master branch and merges with current local branch</text:p>
      <text:p text:style-name="P1">12. <text:span text:style-name="T5">“git</text:span> <text:span text:style-name="T5">push”</text:span> - pushes your branch to a remote</text:p>
      <text:p text:style-name="P1">13. <text:span text:style-name="T5">Design</text:span> <text:span text:style-name="T5">Patterns</text:span> – metaphors that describe common organizations of software components and their relationships to each other.</text:p>
      <text:p text:style-name="P1">14. <text:span text:style-name="T5">Copy-lefting</text:span> – part of a software license that says this software is open source, any changes made to the software must also be open-source</text:p>
      <text:p text:style-name="P7"><text:span text:style-name="T2">15. </text:span><text:span text:style-name="T3">Class</text:span><text:span text:style-name="T2"> </text:span><text:span text:style-name="T3">vs.</text:span><text:span text:style-name="T2"> </text:span><text:span text:style-name="T3">Object</text:span><text:span text:style-name="T2"> – category(class), object(specific instance of a class)</text:span></text:p>
      <text:p text:style-name="P7"><text:span text:style-name="T2">16. </text:span><text:span text:style-name="T3">Coupling</text:span><text:span text:style-name="T2"> </text:span><text:span text:style-name="T3">vs.</text:span><text:span text:style-name="T2"> </text:span><text:span text:style-name="T3">Cohesion</text:span><text:span text:style-name="T2"> – </text:span></text:p>
      <text:list xml:id="list1943107954" text:style-name="L3">
        <text:list-item>
          <text:p text:style-name="P8"><text:span text:style-name="T4">cohesion</text:span> refers to the <text:span text:style-name="T6">degree to which the elements of a </text:span><text:a xlink:type="simple" xlink:href="http://en.wikipedia.org/wiki/Module_%28programming%29"><text:span text:style-name="T6">module</text:span></text:a><text:span text:style-name="T6"> belong together (want high cohesion)</text:span></text:p>
        </text:list-item>
        <text:list-item>
          <text:p text:style-name="P8"><text:span text:style-name="T7">coupling</text:span><text:span text:style-name="T6"> or </text:span><text:span text:style-name="T7">dependency</text:span><text:span text:style-name="T6"> is the degree to which each </text:span><text:a xlink:type="simple" xlink:href="http://en.wikipedia.org/wiki/Module_%28programming%29"><text:span text:style-name="T6">program module</text:span></text:a><text:span text:style-name="T6"> relies on each one of the other modules (want low coupling)</text:span></text:p>
        </text:list-item>
      </text:list>
      <text:p text:style-name="P7"><text:span text:style-name="T6"/></text:p>
      <text:p text:style-name="P1">Long Answer: Provide the answer to the following questions.</text:p>
      <text:p text:style-name="P1">1. What is software construction?</text:p>
      <text:list xml:id="list276757876" text:style-name="L4">
        <text:list-item>
          <text:p text:style-name="P2"/>
        </text:list-item>
      </text:list>
      <text:p text:style-name="P1">2. What is the role of design and implementation in software construction?</text:p>
      <text:list xml:id="list1927774761" text:style-name="L5">
        <text:list-item>
          <text:p text:style-name="P3">Design and implementation are tightly integrated, “design is a wicked problem”, design on new products is like a dark alley, you don't know until you get to the end of construction whether or not is a bad design, should always be going back and redesigning (advantage of <text:soft-page-break/>a agile design)</text:p>
        </text:list-item>
      </text:list>
      <text:p text:style-name="P1">3. Why would you choose one programming language over another?</text:p>
      <text:list xml:id="list331479387" text:continue-numbering="true" text:style-name="L5">
        <text:list-item>
          <text:p text:style-name="P3">Java - Garbage collection, exception handling, VM(Byte-code) vs. Machine code, the overhead involved in the extra features, security risk</text:p>
        </text:list-item>
        <text:list-item>
          <text:p text:style-name="P3">C++ - more control over resources, can do system calls, pointers</text:p>
        </text:list-item>
        <text:list-item>
          <text:p text:style-name="P3">Risk mitigation</text:p>
        </text:list-item>
      </text:list>
      <text:p text:style-name="P1"/>
      <text:p text:style-name="P1">4. What is software’s primary technical imperative, why and how?</text:p>
      <text:list xml:id="list594997505" text:continue-numbering="true" text:style-name="L5">
        <text:list-item>
          <text:p text:style-name="P3">Used to address a set of requirements, and figuring out how to manage the complexity of those requirements. <text:s/>Careful analysis of requirements, encapsulations, abstraction, language choice, etc.</text:p>
        </text:list-item>
      </text:list>
      <text:p text:style-name="P1">5. What is defensive programming?</text:p>
      <text:list xml:id="list62855091" text:continue-numbering="true" text:style-name="L5">
        <text:list-item>
          <text:p text:style-name="P3">Pearls before swine, ensure the user can't do something that you never intended for.</text:p>
        </text:list-item>
        <text:list-item>
          <text:p text:style-name="P3">Attitude towards software construction – your software will almost certainly be used in a way you never intended.</text:p>
        </text:list-item>
      </text:list>
      <text:p text:style-name="P1">6. What is the role of checklists in software engineering?</text:p>
      <text:list xml:id="list555468172" text:continue-numbering="true" text:style-name="L5">
        <text:list-item>
          <text:p text:style-name="P3">Process improvement</text:p>
        </text:list-item>
        <text:list-item>
          <text:p text:style-name="P3">Make sure everything gets done</text:p>
        </text:list-item>
      </text:list>
      <text:p text:style-name="P1">7. What is continual process improvement?</text:p>
      <text:list xml:id="list1274337820" text:continue-numbering="true" text:style-name="L5">
        <text:list-item>
          <text:p text:style-name="P3">Going back and changing processes that are ineffective, and thus, improving the process.</text:p>
        </text:list-item>
      </text:list>
      <text:p text:style-name="P1">8. What is a validation-centric software lifecycle model and why is it dangerous?</text:p>
      <text:list xml:id="list1741451471" text:continue-numbering="true" text:style-name="L5">
        <text:list-item>
          <text:p text:style-name="P3">Don't look at what is inside, just pay attention to see if right results were found.</text:p>
        </text:list-item>
        <text:list-item>
          <text:p text:style-name="P3">Validation looking at it like a black box, not caring what is inside, just the output.</text:p>
        </text:list-item>
        <text:list-item>
          <text:p text:style-name="P3">Verification looking at the inside, and insuring good practices were involved, insuring the output is valid.</text:p>
        </text:list-item>
        <text:list-item>
          <text:p text:style-name="P3">Overtime, if no one cares about what is inside, it will look scary and diseased.</text:p>
        </text:list-item>
      </text:list>
      <text:p text:style-name="P1">9. What are the five phases in the TriBITS Lifecycle (EP, RS, PG, PM, UM) and how do they differ?</text:p>
      <text:list xml:id="list75799989" text:continue-numbering="true" text:style-name="L5">
        <text:list-item>
          <text:p text:style-name="P3">EP</text:p>
        </text:list-item>
        <text:list-item>
          <text:p text:style-name="P3">RS – research stable</text:p>
        </text:list-item>
        <text:list-item>
          <text:p text:style-name="P3">PG </text:p>
        </text:list-item>
        <text:list-item>
          <text:p text:style-name="P3">PM</text:p>
        </text:list-item>
        <text:list-item>
          <text:p text:style-name="P3">UM</text:p>
        </text:list-item>
      </text:list>
      <text:p text:style-name="P1">10. What do we mean by “Better, Faster, Cheaper: Pick two of the three”?</text:p>
      <text:list xml:id="list325835168" text:continue-numbering="true" text:style-name="L5">
        <text:list-item>
          <text:p text:style-name="P3"/>
        </text:list-item>
      </text:list>
      <text:p text:style-name="P1">11. What do we mean by “Better, Faster <text:span text:style-name="T1">and </text:span><text:s/>Cheaper: Get all three” ?</text:p>
      <text:list xml:id="list1515618812" text:continue-numbering="true" text:style-name="L5">
        <text:list-item>
          <text:p text:style-name="P3">Having enough time to implement all three. <text:s/>This project is set to attain all three levels of better, faster, and cheaper.”</text:p>
        </text:list-item>
      </text:list>
      <text:p text:style-name="P1">12. Describe the Pseudo Programming Process.</text:p>
      <text:list xml:id="list722000825" text:continue-numbering="true" text:style-name="L5">
        <text:list-item>
          <text:p text:style-name="P3"/>
        </text:list-item>
      </text:list>
      <text:p text:style-name="P1">13. What are the two categories of secrets when hiding information?</text:p>
      <text:list xml:id="list977198748" text:continue-numbering="true" text:style-name="L5">
        <text:list-item>
          <text:p text:style-name="P3">Hide complexity</text:p>
        </text:list-item>
        <text:list-item>
          <text:p text:style-name="P3">Protect against change</text:p>
        </text:list-item>
      </text:list>
      <text:p text:style-name="P1">14. What are the common design patterns and what are examples of each?</text:p>
      <text:list xml:id="list1638444659" text:continue-numbering="true" text:style-name="L5">
        <text:list-item>
          <text:p text:style-name="P3">Singleton</text:p>
        </text:list-item>
        <text:list-item>
          <text:p text:style-name="P3">Factory</text:p>
        </text:list-item>
        <text:list-item>
          <text:p text:style-name="P3">Abstract</text:p>
        </text:list-item>
        <text:list-item>
          <text:p text:style-name="P4">Find all the ones in the book pg 104</text:p>
        </text:list-item>
      </text:list>
      <text:p text:style-name="P1">15. For what types of system are agile approaches to development particularly likely to be successful?</text:p>
      <text:list xml:id="list266345090" text:continue-numbering="true" text:style-name="L5">
        <text:list-item>
          <text:p text:style-name="P3">Risky, really well suited to risky where that “dark alley” goes into account. <text:s/></text:p>
        </text:list-item>
      </text:list>
      <text:p text:style-name="P1">16. Why are incremental process models considered by many to be the best approach to software</text:p>
      <text:p text:style-name="P1">development in a modern context?</text:p>
      <text:list xml:id="list1906495933" text:continue-numbering="true" text:style-name="L5">
        <text:list-item>
          <text:p text:style-name="P3">As you design and implement, you don't know what the end-design will be.</text:p>
        </text:list-item>
        <text:list-item>
          <text:p text:style-name="P3">Iterations – do some work, go back and redesign to make better, and then go into next phase</text:p>
        </text:list-item>
      </text:list>
      <text:p text:style-name="P1"><text:soft-page-break/>17. What is the distinction between functional and non-functional requirements?</text:p>
      <text:list xml:id="list1155551396" text:continue-numbering="true" text:style-name="L5">
        <text:list-item>
          <text:p text:style-name="P3">Fuctional – what it does, features, etc.</text:p>
        </text:list-item>
        <text:list-item>
          <text:p text:style-name="P3">Non-Fuctional – how it is done, security, how it does those functions </text:p>
        </text:list-item>
      </text:list>
      <text:p text:style-name="P1">18. Give reasons why eliciting requirements is difficult?</text:p>
      <text:list xml:id="list760096327" text:continue-numbering="true" text:style-name="L5">
        <text:list-item>
          <text:p text:style-name="P3">Customers don't know what they want, fuzzy notion</text:p>
        </text:list-item>
        <text:list-item>
          <text:p text:style-name="P3">Even if they do know what they want, describing it to you is something more difficult.</text:p>
        </text:list-item>
        <text:list-item>
          <text:p text:style-name="P3">Misunderstandings between client talk and nerd talk</text:p>
        </text:list-item>
      </text:list>
      <text:p text:style-name="P1">19. Briefly describe 3 approaches that may be used to identify object classes?</text:p>
      <text:list xml:id="list695962754" text:continue-numbering="true" text:style-name="L5">
        <text:list-item>
          <text:p text:style-name="P3">Identify the nouns (will often be the classes) – <text:span text:style-name="T5">find technical name for this</text:span></text:p>
        </text:list-item>
        <text:list-item>
          <text:p text:style-name="P3">Look at the external entities, (interfaces in java)</text:p>
        </text:list-item>
        <text:list-item>
          <text:p text:style-name="P3">Data stores, represent state (state is/exists)</text:p>
        </text:list-item>
      </text:list>
      <text:p text:style-name="P1">20. Briefly summarize the test-driven development process.</text:p>
      <text:list xml:id="list153253507" text:continue-numbering="true" text:style-name="L5">
        <text:list-item>
          <text:p text:style-name="P3">Design a test to a class, designed to fail</text:p>
        </text:list-item>
        <text:list-item>
          <text:p text:style-name="P3">Write the test before the method/use case, then see if it passes</text:p>
        </text:list-item>
      </text:list>
      <text:p text:style-name="P1">21. What is a distributed source management systems and what are its strengths and weaknesses?</text:p>
      <text:list xml:id="list1532136348" text:continue-numbering="true" text:style-name="L5">
        <text:list-item>
          <text:p text:style-name="P3">CVS – master source management system – one master file, people checkout a snapshot of the current state of the model</text:p>
        </text:list-item>
        <text:list-item>
          <text:p text:style-name="P3">Git – distributed – get the entire history of a repository, take a clone of the master.</text:p>
        </text:list-item>
        <text:list-item>
          <text:p text:style-name="P9">Disadvantage – having to work with incompatibilities on a regular basis, not forced to merge working branches on a regular basis.</text:p>
        </text:list-item>
      </text:list>
      <text:p text:style-name="P1">22. What is the procedure for starting/stopping a development session using a git clone when</text:p>
      <text:p text:style-name="P1">pushing/pulling from remote clone, including contingencies for conflicts?</text:p>
      <text:list xml:id="list1284658341" text:continue-numbering="true" text:style-name="L5">
        <text:list-item>
          <text:p text:style-name="P3">Pull - &gt; Commit -a -&gt; Pull -&gt; Fix Conflicts -&gt; Test -&gt; Pull (to insure nothing new between test and next commit) -&gt; Commit (optional) -&gt; Push</text:p>
        </text:list-item>
      </text:list>
      <text:p text:style-name="P1">23. Briefly discuss the role of traceability in the software lifecycle.</text:p>
      <text:list xml:id="list2147828859" text:continue-numbering="true" text:style-name="L5">
        <text:list-item>
          <text:p text:style-name="P3">Being able to trace your actions back to the requirements, step-by-step (k = k-1, and back), and eventually working your way back to the requirements.</text:p>
        </text:list-item>
        <text:list-item>
          <text:p text:style-name="P3">You should then be able to retrace your way back up to your current actions.</text:p>
        </text:list-item>
      </text:list>
      <text:p text:style-name="P1">24. Describe the “plan-do-check-act” cycle from in the ISO 9001:2000 standard as it is applied to</text:p>
      <text:p text:style-name="P6"><text:span text:style-name="T2">assessing the quality management elements of a software project.</text:span></text:p>
      <text:list xml:id="list629161775" text:continue-numbering="true" text:style-name="L5">
        <text:list-item>
          <text:p text:style-name="P3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Marathi1" svg:font-family="'Lohit Marathi'"/>
    <style:font-face style:name="OpenSymbol" svg:font-family="OpenSymbol"/>
    <style:font-face style:name="NPSPVP+TimesNewRomanPSMT" svg:font-family="NPSPVP+TimesNewRomanPSMT" style:font-family-generic="swiss"/>
    <style:font-face style:name="WCRZIU+TimesNewRomanPS-ItalicMT" svg:font-family="WCRZIU+TimesNewRomanPS-Italic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Marath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Marath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Marath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2-10-25T14:56:54</meta:creation-date>
    <dc:date>2012-10-25T15:50:22</dc:date>
    <dc:creator>Andrew Zurn</dc:creator>
    <meta:editing-duration>PT4M26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3" meta:paragraph-count="116" meta:word-count="1270" meta:character-count="8222" meta:non-whitespace-character-count="7105"/>
  </office:meta>
</office:document-meta>
</file>